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mpfsystem</text:p>
      <text:p text:style-name="P1"><text:span text:style-name="T1"/></text:p>
      <text:p text:style-name="P4"><text:tab/>Passive Boni für Verteidiger:</text:p>
      <text:list xml:id="list34600502" text:style-name="L1">
        <text:list-item>
          <text:list>
            <text:list-item>
              <text:list>
                <text:list-item>
                  <text:p text:style-name="P2"><text:span text:style-name="T2">Kampfbereit:</text:span></text:p>
                  <text:list>
                    <text:list-item>
                      <text:p text:style-name="P7">Bedingung: Zug beendet mit mehr als 50% der AP, aber weniger als 100% und nicht im Kampf</text:p>
                    </text:list-item>
                    <text:list-item>
                      <text:p text:style-name="P7">Effekt: +1 Initiative, +1 Abwehr, +1 Grundschaden, 10% gefestigte Moral</text:p>
                    </text:list-item>
                  </text:list>
                </text:list-item>
                <text:list-item>
                  <text:p text:style-name="P5">Verteidigungshaltung:</text:p>
                  <text:list>
                    <text:list-item>
                      <text:p text:style-name="P7">Bedingung: Zug beendet mit 100% der AP und nicht im Kampf</text:p>
                    </text:list-item>
                    <text:list-item>
                      <text:p text:style-name="P7">Effekt: +2 Initiative, +2 Abwehr, +1 Grundschaden, 20% gefestigte Moral</text:p>
                    </text:list-item>
                  </text:list>
                </text:list-item>
              </text:list>
            </text:list-item>
          </text:list>
        </text:list-item>
      </text:list>
      <text:p text:style-name="P4"><text:tab/>Passive Boni für Angreifer:</text:p>
      <text:list xml:id="list34670029" text:style-name="L2">
        <text:list-item>
          <text:list>
            <text:list-item>
              <text:list>
                <text:list-item>
                  <text:p text:style-name="P3"><text:span text:style-name="T2">Ansturm:</text:span></text:p>
                  <text:list>
                    <text:list-item>
                      <text:p text:style-name="P8">Bedingung: Angegriffen über 1 Feld hinweg</text:p>
                    </text:list-item>
                    <text:list-item>
                      <text:p text:style-name="P8">Effekt: +2 Initiative, +2 Grundschaden</text:p>
                    </text:list-item>
                  </text:list>
                </text:list-item>
                <text:list-item>
                  <text:p text:style-name="P6">gewaltiger Ansturm:</text:p>
                  <text:list>
                    <text:list-item>
                      <text:p text:style-name="P8">Bedingung: Angegriffen über mehr als 1 Feld hinweg</text:p>
                    </text:list-item>
                    <text:list-item>
                      <text:p text:style-name="P8">Effekt: +3 Initiative, +4 Grundschaden, -2 Abwehr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05T18:06:54.54</dc:date>
    <dc:creator>Helge Dombrowski</dc:creator>
    <meta:editing-duration>PT3H32M25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6" meta:word-count="100" meta:character-count="607"/>
  </office:meta>
</office:document-meta>
</file>